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textarea-horizontal-align="center" draw:textarea-vertical-align="middle" draw:ole-draw-aspect="1"/>
    </style:style>
    <style:style style:name="gr2" style:family="graphic" style:parent-style-name="standard">
      <style:graphic-properties draw:stroke="none" svg:stroke-color="#000000" draw:fill="none" draw:fill-color="#ffffff" fo:min-height="1.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15.309cm" svg:height="8.611cm" svg:x="0.004cm" svg:y="0.9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2" draw:text-style-name="P2" draw:layer="layout" svg:width="3cm" svg:height="1.65cm" svg:x="0.2cm" svg:y="0cm">
          <draw:text-box>
            <text:p><text:span text:style-name="T1">f(t)</text:span></text:p>
          </draw:text-box>
        </draw:frame>
        <draw:frame draw:style-name="gr2" draw:text-style-name="P2" draw:layer="layout" svg:width="1cm" svg:height="1.65cm" svg:x="15.2cm" svg:y="4.5cm">
          <draw:text-box>
            <text:p><text:span text:style-name="T1">t</text:span></text:p>
          </draw:text-box>
        </draw:frame>
        <draw:frame draw:style-name="gr1" draw:text-style-name="P1" draw:layer="layout" svg:width="15.179cm" svg:height="8.538cm" svg:x="0.055cm" svg:y="1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akaoPGothic" svg:font-family="TakaoPGothic" style:font-family-generic="roman" style:font-pitch="variable"/>
    <style:font-face style:name="TakaoPMincho" svg:font-family="TakaoPMincho" style:font-family-generic="roman" style:font-pitch="variable"/>
    <style:font-face style:name="Lohit Hindi" svg:font-family="'Lohit Hindi'" style:font-family-generic="system" style:font-pitch="variable"/>
    <style:font-face style:name="Noto Sans CJK JP" svg:font-family="'Noto Sans CJK JP'" style:font-family-generic="system" style:font-pitch="variable"/>
    <style:font-face style:name="TakaoPGothic1" svg:font-family="TakaoPGothic" style:font-family-generic="system" style:font-pitch="variable"/>
  </office:font-face-decls>
  <office:styles>
    <draw:gradient draw:name="シェイプ" draw:style="rectangular" draw:cx="50%" draw:cy="50%" draw:start-color="#cccccc" draw:end-color="#ffffff" draw:start-intensity="100%" draw:end-intensity="100%" draw:angle="0" draw:border="0%"/>
    <draw:gradient draw:name="塗りつぶし" draw:style="linear" draw:start-color="#ffffff" draw:end-color="#cccccc" draw:start-intensity="100%" draw:end-intensity="100%" draw:angle="300" draw:border="0%"/>
    <draw:gradient draw:name="塗りつぶし_20__ff08_青_ff09_" draw:display-name="塗りつぶし （青）" draw:style="linear" draw:start-color="#729fcf" draw:end-color="#355269" draw:start-intensity="100%" draw:end-intensity="100%" draw:angle="300" draw:border="0%"/>
    <draw:gradient draw:name="塗りつぶし_ff08_緑_ff09_" draw:display-name="塗りつぶし（緑）" draw:style="linear" draw:start-color="#77bc65" draw:end-color="#127622" draw:start-intensity="100%" draw:end-intensity="100%" draw:angle="300" draw:border="0%"/>
    <draw:gradient draw:name="塗りつぶし_ff08_赤_ff09_" draw:display-name="塗りつぶし（赤）" draw:style="linear" draw:start-color="#ff6d6d" draw:end-color="#c9211e" draw:start-intensity="100%" draw:end-intensity="100%" draw:angle="300" draw:border="0%"/>
    <draw:gradient draw:name="塗りつぶし_ff08_黃_ff09_" draw:display-name="塗りつぶし（黃）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TakaoPMincho" fo:font-size="24pt" fo:language="en" fo:country="US" style:font-name-asian="TakaoPGothic1" style:font-size-asian="24pt" style:language-asian="ja" style:country-asian="JP" style:font-name-complex="TakaoPGothic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TakaoPGothic" fo:font-family="TakaoPGothic" style:font-family-generic="roman" style:font-pitch="variable" fo:font-size="18pt" fo:font-style="normal" fo:text-shadow="none" style:text-underline-style="none" fo:font-weight="normal" style:letter-kerning="true" style:font-name-asian="TakaoPGothic1" style:font-family-asian="TakaoPGothic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シェイプ"/>
      <style:text-properties fo:font-size="14pt" fo:font-weight="bold"/>
    </style:style>
    <style:style style:name="Filled" style:family="graphic" style:parent-style-name="Shapes">
      <style:graphic-properties draw:fill="gradient" draw:fill-gradient-name="塗りつぶし"/>
    </style:style>
    <style:style style:name="Filled_20_Blue" style:display-name="Filled Blue" style:family="graphic" style:parent-style-name="Filled">
      <style:graphic-properties draw:fill-gradient-name="塗りつぶし_20__ff08_青_ff09_"/>
      <style:text-properties fo:color="#ffffff"/>
    </style:style>
    <style:style style:name="Filled_20_Green" style:display-name="Filled Green" style:family="graphic" style:parent-style-name="Filled">
      <style:graphic-properties draw:fill-gradient-name="塗りつぶし_ff08_緑_ff09_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塗りつぶし_ff08_赤_ff09_"/>
      <style:text-properties fo:color="#ffffff"/>
    </style:style>
    <style:style style:name="Filled_20_Yellow" style:display-name="Filled Yellow" style:family="graphic" style:parent-style-name="Filled">
      <style:graphic-properties draw:fill-gradient-name="塗りつぶし_ff08_黃_ff09_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Lines">
      <style:graphic-properties svg:stroke-color="#355269"/>
      <style:text-properties fo:color="#355269"/>
    </style:style>
    <style:style style:name="Outlined_20_Green" style:display-name="Outlined Green" style:family="graphic" style:parent-style-name="Lines">
      <style:graphic-properties svg:stroke-color="#127622"/>
      <style:text-properties fo:color="#127622"/>
    </style:style>
    <style:style style:name="Outlined_20_Red" style:display-name="Outlined Red" style:family="graphic" style:parent-style-name="Lines">
      <style:graphic-properties svg:stroke-color="#c9211e"/>
      <style:text-properties fo:color="#c9211e"/>
    </style:style>
    <style:style style:name="Outlined_20_Yellow" style:display-name="Outlined Yellow" style:family="graphic" style:parent-style-name="Lines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6cm" fo:page-height="10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tokai </meta:initial-creator>
    <meta:creation-date>2015-03-03T15:40:53</meta:creation-date>
    <dc:date>2021-10-04T10:07:18.034271458</dc:date>
    <meta:editing-duration>PT3M39S</meta:editing-duration>
    <meta:editing-cycles>24</meta:editing-cycles>
    <meta:generator>LibreOffice/6.4.7.2$Linux_X86_64 LibreOffice_project/40$Build-2</meta:generator>
    <meta:document-statistic meta:object-count="4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31cm" svg:height="8.612cm" xlink:href="." xlink:type="simple" chart:class="chart:scatter" chart:style-name="ch1">
        <chart:plot-area chart:style-name="ch2" chart:data-source-has-labels="both" svg:x="0.306cm" svg:y="0.172cm" svg:width="14.698cm" svg:height="8.268cm">
          <chartooo:coordinate-region svg:x="0.848cm" svg:y="0.371cm" svg:width="14.062cm" svg:height="7.87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2.53298377650605">
                <text:p>2.5329837765060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0.746069661494564">
                <text:p>0.746069661494564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0.562143943757174">
                <text:p>0.56214394375717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0.188371558587941">
                <text:p>0.1883715585879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1.83697019872103E-016">
                <text:p>1.83697019872103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-0.375999700692913">
                <text:p>-0.37599970069291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-0.562143943757175">
                <text:p>-0.56214394375717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-0.746069661494565">
                <text:p>-0.74606966149456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2.53298377650605">
                <text:p>-2.5329837765060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10437365805404">
                <text:p>-1.1043736580540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0.746069661494566">
                <text:p>-0.746069661494566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0.562143943757174">
                <text:p>-0.56214394375717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375999700692914">
                <text:p>-0.37599970069291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5.51091059616309E-016">
                <text:p>-5.51091059616309E-016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188371558587938">
                <text:p>0.18837155858793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375999700692913">
                <text:p>0.37599970069291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0.562143943757173">
                <text:p>0.56214394375717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0.746069661494565">
                <text:p>0.74606966149456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0.927050983124842">
                <text:p>0.92705098312484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2.99408018528481">
                <text:p>2.9940801852848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2.97634410394343">
                <text:p>2.976344103943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2.94686175218607">
                <text:p>2.94686175218607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2.90574948338589">
                <text:p>2.90574948338589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2.85316954888546">
                <text:p>2.85316954888546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2.78932945766475">
                <text:p>2.7893294576647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2.71448115739806">
                <text:p>2.7144811573980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2.62892004013159">
                <text:p>2.6289200401315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2.53298377650604">
                <text:p>2.53298377650604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2.42705098312484">
                <text:p>2.4270509831248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2.31153972832737">
                <text:p>2.3115397283273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2.18690588226423">
                <text:p>2.1869058822642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2.05364131778607">
                <text:p>2.053641317786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1.91227196924607">
                <text:p>1.91227196924607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1.76335575687742">
                <text:p>1.7633557568774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1.60748038493699">
                <text:p>1.60748038493699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1.44526102230515">
                <text:p>1.4452610223051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1.27733787469522">
                <text:p>1.2773378746952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1.10437365805403">
                <text:p>1.10437365805403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0.927050983124843">
                <text:p>0.92705098312484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0.746069661494566">
                <text:p>0.74606966149456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0.562143943757177">
                <text:p>0.56214394375717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0.375999700692912">
                <text:p>0.37599970069291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0.18837155858794">
                <text:p>0.18837155858794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9.18485099360515E-016">
                <text:p>9.18485099360515E-016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-0.188371558587938">
                <text:p>-0.1883715585879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-0.37599970069291">
                <text:p>-0.3759997006929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-0.562143943757175">
                <text:p>-0.562143943757175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-0.746069661494564">
                <text:p>-0.746069661494564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-0.927050983124841">
                <text:p>-0.92705098312484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-2.99408018528481">
                <text:p>-2.9940801852848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-2.97634410394343">
                <text:p>-2.9763441039434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-2.94686175218607">
                <text:p>-2.9468617521860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-2.90574948338589">
                <text:p>-2.90574948338589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-2.85316954888546">
                <text:p>-2.8531695488854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-2.78932945766475">
                <text:p>-2.7893294576647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-2.71448115739806">
                <text:p>-2.71448115739806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-2.62892004013159">
                <text:p>-2.6289200401315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-2.53298377650604">
                <text:p>-2.53298377650604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-2.42705098312484">
                <text:p>-2.42705098312484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-2.31153972832737">
                <text:p>-2.3115397283273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-2.18690588226423">
                <text:p>-2.1869058822642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2.05364131778607">
                <text:p>-2.0536413177860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1.91227196924607">
                <text:p>-1.9122719692460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1.76335575687742">
                <text:p>-1.7633557568774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1.60748038493699">
                <text:p>-1.60748038493699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1.44526102230515">
                <text:p>-1.4452610223051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1.27733787469522">
                <text:p>-1.27733787469522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1.10437365805403">
                <text:p>-1.1043736580540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0.927050983124843">
                <text:p>-0.92705098312484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-0.746069661494567">
                <text:p>-0.74606966149456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-0.562143943757177">
                <text:p>-0.56214394375717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-0.375999700692912">
                <text:p>-0.375999700692912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-0.18837155858794">
                <text:p>-0.18837155858794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-1.28587913910472E-015">
                <text:p>-1.28587913910472E-01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include-hidden-cells="false" chart:auto-position="true" chart:auto-size="true" chart:treat-empty-cells="ignore" chart:right-angled-axes="true"/>
    </style:style>
    <style:style style:name="ch3" style:family="chart" style:data-style-name="N0">
      <style:chart-properties chart:display-label="true" chart:logarithmic="false" chart:minimum="0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-4" chart:maximum="4" chart:origin="0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0000" draw:fill-color="#000000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18cm" svg:height="8.539cm" xlink:href="." xlink:type="simple" chart:class="chart:scatter" chart:style-name="ch1">
        <chart:plot-area chart:style-name="ch2" chart:data-source-has-labels="both" svg:x="0.303cm" svg:y="0.17cm" svg:width="14.574cm" svg:height="8.199cm">
          <chartooo:coordinate-region svg:x="0.845cm" svg:y="0.369cm" svg:width="13.938cm" svg:height="7.801cm"/>
          <chart:axis chart:dimension="x" chart:name="primary-x" chart:style-name="ch3" chartooo:axis-type="auto">
            <chart:categories table:cell-range-address="local-table.$A$2:.$A$202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local-table.$C$2:.$C$202" chart:label-cell-address="local-table.$C$1" chart:class="chart:scatter">
            <chart:domain table:cell-range-address="local-table.$B$2:.$B$202"/>
            <chart:data-point chart:repeated="2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系列1</text:p>
              </table:table-cell>
              <table:table-cell office:value-type="string">
                <text:p>列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">
                <text:p>0.02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4">
                <text:p>0.04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6">
                <text:p>0.0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8">
                <text:p>0.0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">
                <text:p>0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2">
                <text:p>0.1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14">
                <text:p>0.1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16">
                <text:p>0.1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18">
                <text:p>0.1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22">
                <text:p>0.2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24">
                <text:p>0.24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26">
                <text:p>0.26</text:p>
              </table:table-cell>
              <table:table-cell office:value-type="float" office:value="-0.250666467128609">
                <text:p>-0.2506664671286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28">
                <text:p>0.28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3">
                <text:p>0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32">
                <text:p>0.3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34">
                <text:p>0.3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6">
                <text:p>0.3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38">
                <text:p>0.3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2">
                <text:p>0.4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4">
                <text:p>0.4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6">
                <text:p>0.46</text:p>
              </table:table-cell>
              <table:table-cell office:value-type="float" office:value="-0.963507348203431">
                <text:p>-0.9635073482034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">
                <text:p>0.5</text:p>
              </table:table-cell>
              <table:table-cell office:value-type="float" office:value="-4.89858719658941E-016">
                <text:p>-4.89858719658941E-01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52">
                <text:p>0.52</text:p>
              </table:table-cell>
              <table:table-cell office:value-type="float" office:value="0.49737977432971">
                <text:p>0.4973797743297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54">
                <text:p>0.54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56">
                <text:p>0.5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58">
                <text:p>0.5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6">
                <text:p>0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62">
                <text:p>0.6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64">
                <text:p>0.6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66">
                <text:p>0.6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68">
                <text:p>0.6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7">
                <text:p>0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72">
                <text:p>0.7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74">
                <text:p>0.74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76">
                <text:p>0.76</text:p>
              </table:table-cell>
              <table:table-cell office:value-type="float" office:value="-0.250666467128606">
                <text:p>-0.25066646712860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78">
                <text:p>0.78</text:p>
              </table:table-cell>
              <table:table-cell office:value-type="float" office:value="-0.736249105369355">
                <text:p>-0.73624910536935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8">
                <text:p>0.8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82">
                <text:p>0.8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84">
                <text:p>0.8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86">
                <text:p>0.8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8">
                <text:p>0.8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9">
                <text:p>0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92">
                <text:p>0.9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94">
                <text:p>0.9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96">
                <text:p>0.96</text:p>
              </table:table-cell>
              <table:table-cell office:value-type="float" office:value="-0.963507348203433">
                <text:p>-0.96350734820343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98">
                <text:p>0.98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">
                <text:p>1</text:p>
              </table:table-cell>
              <table:table-cell office:value-type="float" office:value="-9.79717439317883E-016">
                <text:p>-9.79717439317883E-01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02">
                <text:p>1.02</text:p>
              </table:table-cell>
              <table:table-cell office:value-type="float" office:value="0.497379774329709">
                <text:p>0.497379774329709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04">
                <text:p>1.04</text:p>
              </table:table-cell>
              <table:table-cell office:value-type="float" office:value="0.963507348203431">
                <text:p>0.96350734820343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06">
                <text:p>1.0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08">
                <text:p>1.0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1">
                <text:p>1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12">
                <text:p>1.1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14">
                <text:p>1.1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16">
                <text:p>1.1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18">
                <text:p>1.1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2">
                <text:p>1.2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22">
                <text:p>1.22</text:p>
              </table:table-cell>
              <table:table-cell office:value-type="float" office:value="0.736249105369356">
                <text:p>0.73624910536935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24">
                <text:p>1.24</text:p>
              </table:table-cell>
              <table:table-cell office:value-type="float" office:value="0.250666467128608">
                <text:p>0.250666467128608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6">
                <text:p>1.26</text:p>
              </table:table-cell>
              <table:table-cell office:value-type="float" office:value="-0.250666467128606">
                <text:p>-0.250666467128606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28">
                <text:p>1.28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3">
                <text:p>1.3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32">
                <text:p>1.3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34">
                <text:p>1.3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36">
                <text:p>1.3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38">
                <text:p>1.3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4">
                <text:p>1.4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.42">
                <text:p>1.4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.44">
                <text:p>1.4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46">
                <text:p>1.46</text:p>
              </table:table-cell>
              <table:table-cell office:value-type="float" office:value="-0.963507348203433">
                <text:p>-0.9635073482034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.48">
                <text:p>1.48</text:p>
              </table:table-cell>
              <table:table-cell office:value-type="float" office:value="-0.497379774329708">
                <text:p>-0.497379774329708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.5">
                <text:p>1.5</text:p>
              </table:table-cell>
              <table:table-cell office:value-type="float" office:value="-1.46957615897682E-015">
                <text:p>-1.46957615897682E-01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.52">
                <text:p>1.52</text:p>
              </table:table-cell>
              <table:table-cell office:value-type="float" office:value="0.497379774329705">
                <text:p>0.4973797743297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.54">
                <text:p>1.54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.56">
                <text:p>1.5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.58">
                <text:p>1.5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.6">
                <text:p>1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62">
                <text:p>1.6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.64">
                <text:p>1.6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.66">
                <text:p>1.6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.68">
                <text:p>1.6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.7">
                <text:p>1.7</text:p>
              </table:table-cell>
              <table:table-cell office:value-type="float" office:value="1.17557050458494">
                <text:p>1.175570504584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.72">
                <text:p>1.72</text:p>
              </table:table-cell>
              <table:table-cell office:value-type="float" office:value="0.73624910536936">
                <text:p>0.73624910536936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74">
                <text:p>1.74</text:p>
              </table:table-cell>
              <table:table-cell office:value-type="float" office:value="0.250666467128609">
                <text:p>0.25066646712860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.76">
                <text:p>1.76</text:p>
              </table:table-cell>
              <table:table-cell office:value-type="float" office:value="-0.250666467128605">
                <text:p>-0.25066646712860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.78">
                <text:p>1.78</text:p>
              </table:table-cell>
              <table:table-cell office:value-type="float" office:value="-0.736249105369357">
                <text:p>-0.73624910536935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8">
                <text:p>1.8</text:p>
              </table:table-cell>
              <table:table-cell office:value-type="float" office:value="-1.17557050458495">
                <text:p>-1.1755705045849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.82">
                <text:p>1.8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.84">
                <text:p>1.8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6">
                <text:p>1.8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.88">
                <text:p>1.8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.9">
                <text:p>1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.92">
                <text:p>1.9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.94">
                <text:p>1.9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.96">
                <text:p>1.96</text:p>
              </table:table-cell>
              <table:table-cell office:value-type="float" office:value="-0.963507348203433">
                <text:p>-0.96350734820343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.98">
                <text:p>1.98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">
                <text:p>2</text:p>
              </table:table-cell>
              <table:table-cell office:value-type="float" office:value="-1.95943487863577E-015">
                <text:p>-1.95943487863577E-0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.02">
                <text:p>2.02</text:p>
              </table:table-cell>
              <table:table-cell office:value-type="float" office:value="0.497379774329705">
                <text:p>0.497379774329705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.04">
                <text:p>2.04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.06">
                <text:p>2.06</text:p>
              </table:table-cell>
              <table:table-cell office:value-type="float" office:value="1.36909421185737">
                <text:p>1.36909421185737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.08">
                <text:p>2.0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.1">
                <text:p>2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.12">
                <text:p>2.1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.14">
                <text:p>2.1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.16">
                <text:p>2.1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.18">
                <text:p>2.1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.2">
                <text:p>2.2</text:p>
              </table:table-cell>
              <table:table-cell office:value-type="float" office:value="1.17557050458494">
                <text:p>1.17557050458494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.22">
                <text:p>2.22</text:p>
              </table:table-cell>
              <table:table-cell office:value-type="float" office:value="0.736249105369354">
                <text:p>0.736249105369354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.24">
                <text:p>2.24</text:p>
              </table:table-cell>
              <table:table-cell office:value-type="float" office:value="0.250666467128602">
                <text:p>0.25066646712860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.26">
                <text:p>2.26</text:p>
              </table:table-cell>
              <table:table-cell office:value-type="float" office:value="-0.250666467128598">
                <text:p>-0.250666467128598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.28">
                <text:p>2.2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.3">
                <text:p>2.3</text:p>
              </table:table-cell>
              <table:table-cell office:value-type="float" office:value="-1.17557050458494">
                <text:p>-1.1755705045849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.32">
                <text:p>2.3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.34">
                <text:p>2.3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.36">
                <text:p>2.3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.38">
                <text:p>2.3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.4">
                <text:p>2.4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.42">
                <text:p>2.4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.44">
                <text:p>2.4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.46">
                <text:p>2.46</text:p>
              </table:table-cell>
              <table:table-cell office:value-type="float" office:value="-0.963507348203434">
                <text:p>-0.963507348203434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.48">
                <text:p>2.48</text:p>
              </table:table-cell>
              <table:table-cell office:value-type="float" office:value="-0.497379774329709">
                <text:p>-0.49737977432970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.5">
                <text:p>2.5</text:p>
              </table:table-cell>
              <table:table-cell office:value-type="float" office:value="-2.44929359829471E-015">
                <text:p>-2.44929359829471E-01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.52">
                <text:p>2.52</text:p>
              </table:table-cell>
              <table:table-cell office:value-type="float" office:value="0.497379774329704">
                <text:p>0.49737977432970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.54">
                <text:p>2.54</text:p>
              </table:table-cell>
              <table:table-cell office:value-type="float" office:value="0.96350734820343">
                <text:p>0.9635073482034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.56">
                <text:p>2.5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.58">
                <text:p>2.5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.6">
                <text:p>2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.62">
                <text:p>2.6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.64">
                <text:p>2.6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.66">
                <text:p>2.6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.68">
                <text:p>2.6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.7">
                <text:p>2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.72">
                <text:p>2.72</text:p>
              </table:table-cell>
              <table:table-cell office:value-type="float" office:value="0.736249105369361">
                <text:p>0.73624910536936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.74">
                <text:p>2.74</text:p>
              </table:table-cell>
              <table:table-cell office:value-type="float" office:value="0.250666467128603">
                <text:p>0.250666467128603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.76">
                <text:p>2.76</text:p>
              </table:table-cell>
              <table:table-cell office:value-type="float" office:value="-0.250666467128597">
                <text:p>-0.25066646712859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.78">
                <text:p>2.7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.8">
                <text:p>2.8</text:p>
              </table:table-cell>
              <table:table-cell office:value-type="float" office:value="-1.17557050458494">
                <text:p>-1.17557050458494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.82">
                <text:p>2.8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.84">
                <text:p>2.8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86">
                <text:p>2.8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88">
                <text:p>2.8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.9">
                <text:p>2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.92">
                <text:p>2.9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.94">
                <text:p>2.9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.96">
                <text:p>2.96</text:p>
              </table:table-cell>
              <table:table-cell office:value-type="float" office:value="-0.963507348203428">
                <text:p>-0.96350734820342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98">
                <text:p>2.98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3">
                <text:p>3</text:p>
              </table:table-cell>
              <table:table-cell office:value-type="float" office:value="-2.93915231795365E-015">
                <text:p>-2.93915231795365E-01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3.02">
                <text:p>3.02</text:p>
              </table:table-cell>
              <table:table-cell office:value-type="float" office:value="0.497379774329704">
                <text:p>0.49737977432970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3.04">
                <text:p>3.04</text:p>
              </table:table-cell>
              <table:table-cell office:value-type="float" office:value="0.963507348203423">
                <text:p>0.96350734820342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3.06">
                <text:p>3.0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3.08">
                <text:p>3.0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3.1">
                <text:p>3.1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3.12">
                <text:p>3.1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3.14">
                <text:p>3.1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3.16">
                <text:p>3.1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3.18">
                <text:p>3.1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3.2">
                <text:p>3.2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3.22">
                <text:p>3.22</text:p>
              </table:table-cell>
              <table:table-cell office:value-type="float" office:value="0.736249105369348">
                <text:p>0.73624910536934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3.24">
                <text:p>3.24</text:p>
              </table:table-cell>
              <table:table-cell office:value-type="float" office:value="0.250666467128603">
                <text:p>0.2506664671286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3.26">
                <text:p>3.26</text:p>
              </table:table-cell>
              <table:table-cell office:value-type="float" office:value="-0.250666467128597">
                <text:p>-0.25066646712859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3.28">
                <text:p>3.28</text:p>
              </table:table-cell>
              <table:table-cell office:value-type="float" office:value="-0.736249105369356">
                <text:p>-0.73624910536935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3.3">
                <text:p>3.3</text:p>
              </table:table-cell>
              <table:table-cell office:value-type="float" office:value="-1.17557050458494">
                <text:p>-1.1755705045849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3.32">
                <text:p>3.32</text:p>
              </table:table-cell>
              <table:table-cell office:value-type="float" office:value="-1.54102648555157">
                <text:p>-1.5410264855515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3.34">
                <text:p>3.3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.36">
                <text:p>3.3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3.38">
                <text:p>3.3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3.4">
                <text:p>3.4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3.42">
                <text:p>3.4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3.44">
                <text:p>3.4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3.46">
                <text:p>3.46</text:p>
              </table:table-cell>
              <table:table-cell office:value-type="float" office:value="-0.963507348203429">
                <text:p>-0.96350734820342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3.48">
                <text:p>3.48</text:p>
              </table:table-cell>
              <table:table-cell office:value-type="float" office:value="-0.49737977432971">
                <text:p>-0.4973797743297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3.5">
                <text:p>3.5</text:p>
              </table:table-cell>
              <table:table-cell office:value-type="float" office:value="-3.42901103761259E-015">
                <text:p>-3.42901103761259E-01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.52">
                <text:p>3.52</text:p>
              </table:table-cell>
              <table:table-cell office:value-type="float" office:value="0.497379774329704">
                <text:p>0.49737977432970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.54">
                <text:p>3.54</text:p>
              </table:table-cell>
              <table:table-cell office:value-type="float" office:value="0.963507348203422">
                <text:p>0.963507348203422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3.56">
                <text:p>3.56</text:p>
              </table:table-cell>
              <table:table-cell office:value-type="float" office:value="1.36909421185738">
                <text:p>1.36909421185738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58">
                <text:p>3.58</text:p>
              </table:table-cell>
              <table:table-cell office:value-type="float" office:value="1.68865585100403">
                <text:p>1.6886558510040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.6">
                <text:p>3.6</text:p>
              </table:table-cell>
              <table:table-cell office:value-type="float" office:value="1.90211303259031">
                <text:p>1.902113032590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3.62">
                <text:p>3.62</text:p>
              </table:table-cell>
              <table:table-cell office:value-type="float" office:value="1.99605345685654">
                <text:p>1.99605345685654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3.64">
                <text:p>3.64</text:p>
              </table:table-cell>
              <table:table-cell office:value-type="float" office:value="1.96457450145738">
                <text:p>1.96457450145738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3.66">
                <text:p>3.66</text:p>
              </table:table-cell>
              <table:table-cell office:value-type="float" office:value="1.80965410493204">
                <text:p>1.809654104932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3.68">
                <text:p>3.68</text:p>
              </table:table-cell>
              <table:table-cell office:value-type="float" office:value="1.54102648555158">
                <text:p>1.5410264855515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3.7">
                <text:p>3.7</text:p>
              </table:table-cell>
              <table:table-cell office:value-type="float" office:value="1.17557050458495">
                <text:p>1.17557050458495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3.72">
                <text:p>3.72</text:p>
              </table:table-cell>
              <table:table-cell office:value-type="float" office:value="0.736249105369362">
                <text:p>0.73624910536936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3.74">
                <text:p>3.74</text:p>
              </table:table-cell>
              <table:table-cell office:value-type="float" office:value="0.250666467128604">
                <text:p>0.250666467128604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3.76">
                <text:p>3.76</text:p>
              </table:table-cell>
              <table:table-cell office:value-type="float" office:value="-0.250666467128596">
                <text:p>-0.250666467128596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.78">
                <text:p>3.78</text:p>
              </table:table-cell>
              <table:table-cell office:value-type="float" office:value="-0.736249105369355">
                <text:p>-0.73624910536935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3.8">
                <text:p>3.8</text:p>
              </table:table-cell>
              <table:table-cell office:value-type="float" office:value="-1.17557050458494">
                <text:p>-1.17557050458494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3.82">
                <text:p>3.82</text:p>
              </table:table-cell>
              <table:table-cell office:value-type="float" office:value="-1.54102648555158">
                <text:p>-1.54102648555158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3.84">
                <text:p>3.84</text:p>
              </table:table-cell>
              <table:table-cell office:value-type="float" office:value="-1.80965410493204">
                <text:p>-1.8096541049320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3.86">
                <text:p>3.86</text:p>
              </table:table-cell>
              <table:table-cell office:value-type="float" office:value="-1.96457450145738">
                <text:p>-1.9645745014573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.88">
                <text:p>3.88</text:p>
              </table:table-cell>
              <table:table-cell office:value-type="float" office:value="-1.99605345685654">
                <text:p>-1.9960534568565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.9">
                <text:p>3.9</text:p>
              </table:table-cell>
              <table:table-cell office:value-type="float" office:value="-1.90211303259031">
                <text:p>-1.90211303259031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3.92">
                <text:p>3.92</text:p>
              </table:table-cell>
              <table:table-cell office:value-type="float" office:value="-1.68865585100403">
                <text:p>-1.68865585100403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.94">
                <text:p>3.94</text:p>
              </table:table-cell>
              <table:table-cell office:value-type="float" office:value="-1.36909421185738">
                <text:p>-1.36909421185738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3.96">
                <text:p>3.96</text:p>
              </table:table-cell>
              <table:table-cell office:value-type="float" office:value="-0.963507348203429">
                <text:p>-0.96350734820342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3.98">
                <text:p>3.98</text:p>
              </table:table-cell>
              <table:table-cell office:value-type="float" office:value="-0.497379774329711">
                <text:p>-0.4973797743297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4">
                <text:p>4</text:p>
              </table:table-cell>
              <table:table-cell office:value-type="float" office:value="-3.91886975727153E-015">
                <text:p>-3.91886975727153E-015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